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fo:font-size="10pt" style:font-name-asian="Times New Roman" style:font-size-asian="10pt" style:font-size-complex="10pt"/>
    </style:style>
    <style:style style:name="P2" style:family="paragraph" style:parent-style-name="Horizontal_20_Line">
      <style:text-properties style:font-name="Times New Roman" fo:font-size="10pt" style:font-name-asian="Times New Roman" style:font-size-asian="10pt" style:font-size-complex="10pt"/>
    </style:style>
    <style:style style:name="P3" style:family="paragraph" style:parent-style-name="Heading_20_3">
      <style:text-properties style:font-name="Times New Roman" fo:font-size="10pt" style:font-name-asian="Times New Roman" style:font-size-asian="10pt" style:font-size-complex="10pt"/>
    </style:style>
    <style:style style:name="P4" style:family="paragraph" style:parent-style-name="Text_20_body" style:list-style-name="L2"/>
    <style:style style:name="P5" style:family="paragraph" style:parent-style-name="Text_20_body">
      <style:text-properties style:font-name="Times New Roman" fo:font-size="10pt" style:font-name-asian="Times New Roman" style:font-size-asian="10pt" style:font-size-complex="10pt"/>
    </style:style>
    <style:style style:name="P6" style:family="paragraph" style:parent-style-name="Text_20_body" style:list-style-name="L1">
      <style:text-properties style:font-name="Times New Roman" fo:font-size="10pt" style:font-name-asian="Times New Roman" style:font-size-asian="10pt" style:font-size-complex="10pt"/>
    </style:style>
    <style:style style:name="P7" style:family="paragraph" style:parent-style-name="Text_20_body" style:list-style-name="L2">
      <style:text-properties style:font-name="Times New Roman" fo:font-size="10pt" style:font-name-asian="Times New Roman" style:font-size-asian="10pt" style:font-size-complex="10pt"/>
    </style:style>
    <style:style style:name="P8" style:family="paragraph" style:parent-style-name="Text_20_body" style:list-style-name="L3">
      <style:text-properties style:font-name="Times New Roman" fo:font-size="10pt" style:font-name-asian="Times New Roman" style:font-size-asian="10pt" style:font-size-complex="10pt"/>
    </style:style>
    <style:style style:name="P9" style:family="paragraph" style:parent-style-name="Text_20_body">
      <style:text-properties style:font-name="Times New Roman" fo:font-size="10pt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Standard">
      <style:text-properties style:font-name="Times New Roman" fo:font-size="10pt" style:font-name-asian="Times New Roman" style:font-size-asian="10pt" style:font-size-complex="10pt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size="10pt" style:font-name-asian="Times New Roman" style:font-size-asian="10pt" style:font-size-complex="10pt"/>
    </style:style>
    <style:style style:name="T2" style:family="text">
      <style:text-properties style:font-name="Times New Roman" fo:font-size="10pt" fo:font-style="normal" style:font-name-asian="Times New Roman" style:font-size-asian="10pt" style:font-style-asian="normal" style:font-size-complex="10pt" style:font-style-complex="normal"/>
    </style:style>
    <style:style style:name="T3" style:family="text">
      <style:text-properties style:font-name="Times New Roman" fo:font-size="10pt" fo:font-weight="normal" style:font-name-asian="Times New Roman" style:font-size-asian="10pt" style:font-weight-asian="normal" style:font-size-complex="10pt" style:font-weight-complex="normal"/>
    </style:style>
    <style:style style:name="T4" style:family="text">
      <style:text-properties style:font-name-asian="Times New Roma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o/Letterhead/Date/PageNumber</text:p>
      <text:p text:style-name="P10"/>
      <text:p text:style-name="P10">To: <text:tab/></text:p>
      <text:p text:style-name="P11">Potential Partner Organization, herein [your organization]</text:p>
      <text:p text:style-name="P10">From: <text:tab/></text:p>
      <text:p text:style-name="P11">Current Publicly-Identified Frontperson</text:p>
      <text:p text:style-name="P12"><text:span text:style-name="T2">Rick Ballard <text:s text:c="2"/></text:span><text:a xlink:type="simple" xlink:href="mailto:rick@groupbuild.org" text:style-name="Internet_20_link" text:visited-style-name="Visited_20_Internet_20_Link"><text:span text:style-name="T2">rick@groupbuild.org</text:span></text:a><text:span text:style-name="T2"> <text:s text:c="2"/></text:span><text:a xlink:type="simple" xlink:href="http://www.linkedin.com/in/richardballard" text:style-name="Internet_20_link" text:visited-style-name="Visited_20_Internet_20_Link"><text:span text:style-name="T2">www.linkedin.com/in/richardballard</text:span></text:a><text:span text:style-name="T2"> </text:span></text:p>
      <text:h text:style-name="P14" text:outline-level="1">A Call to Shape the Future of Democracy</text:h>
      <text:h text:style-name="P3" text:outline-level="3">Please Join The Groupbuild Advisory Board</text:h>
      <text:p text:style-name="Text_20_body"><text:span text:style-name="T1">We invite </text:span><text:span text:style-name="Strong_20_Emphasis"><text:span text:style-name="T1">[your organization]</text:span></text:span><text:span text:style-name="T1"> to nominate a representative to the </text:span><text:span text:style-name="Strong_20_Emphasis"><text:span text:style-name="T1">Groupbuild Advisory Board</text:span></text:span><text:span text:style-name="T1">—a trusted circle of mission-aligned visionaries supporting the future of grassroots democracy.</text:span></text:p>
      <text:p text:style-name="Text_20_body"><text:span text:style-name="T1">Groupbuild is not just another platform. It’s a new kind of digital commons—a place where everyday people can safely </text:span><text:span text:style-name="Strong_20_Emphasis"><text:span text:style-name="T1">organize</text:span></text:span><text:span text:style-name="T1">, </text:span><text:span text:style-name="Strong_20_Emphasis"><text:span text:style-name="T1">amplify</text:span></text:span><text:span text:style-name="T1">, and </text:span><text:span text:style-name="Strong_20_Emphasis"><text:span text:style-name="T1">act together</text:span></text:span><text:span text:style-name="T1">. Blending ethically-moderated social media with powerful group coordination tools, Groupbuild enables peaceful actions such as protests, rallies, town halls and strategic boycotts—without compromising user-identity or user-data.</text:span></text:p>
      <text:h text:style-name="P3" text:outline-level="3">Why It Matters</text:h>
      <text:p text:style-name="P5">The internet has become a battlefield of manipulation. <text:s/>Easily fabricated misinformation flows unchecked. <text:s/>Algorithms feed division. <text:s/>Echo-chambers exclude alternative perspectives by fuelling divisive emotions. <text:s/>Entire populations are being polarized—one targeted opinion at a time. <text:s/>There is profit to be gained from manipulation, but its not just the money in politics. <text:s/>Emerging technologies enable draconian oppression by militant groups or insecure Dictators. </text:p>
      <text:p text:style-name="Text_20_body"><text:span text:style-name="Strong_20_Emphasis"><text:span text:style-name="T1">Groupbuild is an antidote.</text:span></text:span><text:span text:style-name="T1"><text:line-break/>We’re building a space where people can </text:span><text:span text:style-name="Strong_20_Emphasis"><text:span text:style-name="T1">speak freely</text:span></text:span><text:span text:style-name="T1">, </text:span><text:span text:style-name="Strong_20_Emphasis"><text:span text:style-name="T1">collaborate anonymously</text:span></text:span><text:span text:style-name="T1">, and </text:span><text:span text:style-name="Strong_20_Emphasis"><text:span text:style-name="T1">stand together</text:span></text:span><text:span text:style-name="T1">—without being tracked, profiled, targeted and controlled. </text:span></text:p>
      <text:p text:style-name="Text_20_body"><text:span text:style-name="T1">Launching in the U.S. in late 2025, and expanding to sensitive global regions soon after, Groupbuild is </text:span><text:span text:style-name="Strong_20_Emphasis"><text:span text:style-name="T1">anonymous</text:span></text:span><text:span text:style-name="Strong_20_Emphasis"><text:span text:style-name="T3"> by design and </text:span></text:span><text:span text:style-name="Strong_20_Emphasis"><text:span text:style-name="T1">censorship-resistant. <text:s/></text:span></text:span><text:span text:style-name="Strong_20_Emphasis"><text:span text:style-name="T3">We are governed by a </text:span></text:span><text:span text:style-name="Strong_20_Emphasis"><text:span text:style-name="T1">world-wide community of volunteers</text:span></text:span><text:span text:style-name="Strong_20_Emphasis"><text:span text:style-name="T3">, building a social media platform that leverages a newly developed mesh-stack of ethical AI's, together serving as a subtle yet real-time moderator</text:span></text:span><text:span text:style-name="T1">. </text:span></text:p>
      <text:p text:style-name="P9"><text:span text:style-name="T4">No personal data is ever collected—even for Advisory Board members who are only ever identified by their organization’s name and logo. <text:s/>Your contributions via the Advisory Board, may seem selflessly uncredited, and lesser egos might object, but “We The People” will be the Legion that saves Democracy. <text:s/>Please join us.</text:span></text:p>
      <text:p text:style-name="P2"/>
      <text:h text:style-name="P1" text:outline-level="2">Why Join the Advisory Board?</text:h>
      <text:p text:style-name="P5">Be part of a quiet revolution in how people organize, resist injustice, and protect their freedoms. </text:p>
      <text:h text:style-name="Heading_20_3" text:outline-level="3"><text:span text:style-name="T1">1. </text:span><text:span text:style-name="Strong_20_Emphasis"><text:span text:style-name="T1">Amplify Your Mission</text:span></text:span></text:h>
      <text:p text:style-name="P5">Stand alongside allies working to reimagine participatory democracy. </text:p>
      <text:h text:style-name="Heading_20_3" text:outline-level="3"><text:span text:style-name="T1">2. </text:span><text:span text:style-name="Strong_20_Emphasis"><text:span text:style-name="T1">Shape Ethical Tech</text:span></text:span></text:h>
      <text:p text:style-name="P5">Advise a new generation of social tools that evolve Democratic Reactivity, while prioritizing truth, civility, and resilience. </text:p>
      <text:h text:style-name="Heading_20_3" text:outline-level="3"><text:soft-page-break/><text:span text:style-name="T1">3. </text:span><text:span text:style-name="Strong_20_Emphasis"><text:span text:style-name="T1">Strengthen Civil Society</text:span></text:span></text:h>
      <text:p text:style-name="P5">Help us design our digital defenses, against authoritarian control, and data abuse. </text:p>
      <text:h text:style-name="Heading_20_3" text:outline-level="3"><text:span text:style-name="T1">4. Gain</text:span><text:span text:style-name="Strong_20_Emphasis"><text:span text:style-name="T1"> Visible Recognition</text:span></text:span></text:h>
      <text:p text:style-name="P5">Your logo will appear on Groupbuild’s homepage, Advisory Board gallery, and on your anonymous avatar. </text:p>
      <text:p text:style-name="P2"/>
      <text:h text:style-name="P1" text:outline-level="2">Advisory Board Commitments</text:h>
      <text:p text:style-name="Text_20_body"><text:span text:style-name="T1">This is a </text:span><text:span text:style-name="Strong_20_Emphasis"><text:span text:style-name="T1">light-touch, high-impact role</text:span></text:span><text:span text:style-name="T1"> with no bureaucracy, no fundraising, and no legal responsibilities. Just purpose and influence.</text:span></text:p>
      <text:list xml:id="list7064686622362849320" text:style-name="L1">
        <text:list-item>
          <text:p text:style-name="P6">Join the Advisory Board chat Group, pinned top of Groups page.</text:p>
        </text:list-item>
        <text:list-item>
          <text:p text:style-name="P6">Provide feedback or insights (1–2 hrs/month).</text:p>
        </text:list-item>
        <text:list-item>
          <text:p text:style-name="P6">Participate in an annual strategy round-table (optional).</text:p>
        </text:list-item>
        <text:list-item>
          <text:p text:style-name="P6">Approve your organization’s logo and AnonID avatar.</text:p>
        </text:list-item>
        <text:list-item>
          <text:p text:style-name="P6">Remain fully anonymous—no personal data is ever collected.</text:p>
        </text:list-item>
      </text:list>
      <text:p text:style-name="P5">Your contributions will help shape a system where influence comes from integrity, not identity.</text:p>
      <text:p text:style-name="P2"/>
      <text:h text:style-name="P1" text:outline-level="2">Our Core Principles</text:h>
      <text:p text:style-name="P5">Groupbuild is founded on radical transparency, ethical AI, and the right to organize. Here’s how:</text:p>
      <text:list xml:id="list6012858899569892696" text:style-name="L2">
        <text:list-item>
          <text:p text:style-name="P7">Anonymous communication using behavioral reputation avatars (not surveillance).</text:p>
        </text:list-item>
        <text:list-item>
          <text:p text:style-name="P4"><text:span text:style-name="T1">AI-moderation that meta-flags content for </text:span><text:span text:style-name="Strong_20_Emphasis"><text:span text:style-name="T1">civility, reason, and truth.</text:span></text:span></text:p>
        </text:list-item>
        <text:list-item>
          <text:p text:style-name="P7">No commercial, political, or institutional control.</text:p>
        </text:list-item>
        <text:list-item>
          <text:p text:style-name="P7">No ads, no data sales, no sellouts—ever.</text:p>
        </text:list-item>
        <text:list-item>
          <text:p text:style-name="P7">Contributor-owned; every volunteer is a stakeholder.</text:p>
        </text:list-item>
        <text:list-item>
          <text:p text:style-name="P4"><text:span text:style-name="T1">Equal voting for contributors—</text:span><text:span text:style-name="Strong_20_Emphasis"><text:span text:style-name="T1">no power for money, only influence by merit.</text:span></text:span></text:p>
        </text:list-item>
        <text:list-item>
          <text:p text:style-name="P7">Open-source architecture, free for integration, we assist export into other platforms.</text:p>
        </text:list-item>
        <text:list-item>
          <text:p text:style-name="P7">Moderation shared between humans and an opinion-neutralized, decentralized AI-mesh (BeAxa).</text:p>
        </text:list-item>
      </text:list>
      <text:p text:style-name="P2"/>
      <text:h text:style-name="P1" text:outline-level="2">AnonID: A New Way to Be Seen</text:h>
      <text:p text:style-name="Text_20_body"><text:span text:style-name="T1">Every active user, from Advocacy Leaders to Advisory Board members, can obtain a unique </text:span><text:span text:style-name="Strong_20_Emphasis"><text:span text:style-name="T1">AnonID</text:span></text:span><text:span text:style-name="T1">—a symbolic identity that builds reputation without revealing personal details.</text:span></text:p>
      <text:list xml:id="list5814952334321739688" text:style-name="L3">
        <text:list-item>
          <text:p text:style-name="P8">No personal info required.</text:p>
        </text:list-item>
        <text:list-item>
          <text:p text:style-name="P8">Logos only added for verified partner organizations.</text:p>
        </text:list-item>
        <text:list-item>
          <text:p text:style-name="P8">External bots are never allowed—only verified-humans.</text:p>
        </text:list-item>
        <text:list-item>
          <text:p text:style-name="P8">Users are permitted multiple AnonIDs, but all are verified for ownership and ethical consistency.</text:p>
        </text:list-item>
        <text:list-item>
          <text:p text:style-name="P8">Civil behavior earns the AnonID avatar symbolic badges; antisocial behavior erodes them.</text:p>
        </text:list-item>
        <text:list-item>
          <text:p text:style-name="P8"><text:soft-page-break/>Users remain completely anonymous, but can choose to share identity offline.</text:p>
        </text:list-item>
      </text:list>
      <text:p text:style-name="P5">Groupbuild protects users—even during in-person events—by encrypting communications, spreading network traffic over multiple wireless technologies, and by offering mobile tools that resist network shutdowns or signal-tapping surveillance.</text:p>
      <text:p text:style-name="P5">We’re building the last line of defense for digital democracy. We hope you’ll stand with us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29T18:47:40.44</meta:creation-date>
    <dc:date>2025-05-29T20:23:22.59</dc:date>
    <dc:creator>Christine Ballard</dc:creator>
    <meta:editing-duration>PT1H35M4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53" meta:word-count="692" meta:character-count="4934"/>
  </office:meta>
</office:document-meta>
</file>